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193in"/>
    </style:style>
    <style:style style:name="P2" style:family="paragraph" style:parent-style-name="Standard" style:master-page-name="">
      <style:paragraph-properties fo:line-height="0.0193in" style:page-number="auto" fo:break-before="page"/>
      <style:text-properties officeooo:paragraph-rsid="003ae7f6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mailed_doc.data,context=new_c,format='odt',pageBreakAfter=(not loop.mailed_data.last and </text:span><text:span text:style-name="T3">'</text:span><text:span text:style-name="T2">duplex'), managePageStyles=1, resolveFields='PageCount'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48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9-10T15:13:09.786824642</dc:date>
    <meta:editing-duration>PT5H7M32S</meta:editing-duration>
    <meta:editing-cycles>50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